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d7dec" officeooo:paragraph-rsid="000d7de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cdb24" officeooo:paragraph-rsid="001cdb2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officeooo:rsid="001cdb24" officeooo:paragraph-rsid="001cdb2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2da559" officeooo:paragraph-rsid="002da5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0d7dec" officeooo:paragraph-rsid="000d7dec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d7dec" officeooo:paragraph-rsid="000f2481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f2481" officeooo:paragraph-rsid="000f2481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023f7" officeooo:paragraph-rsid="001023f7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1570f" officeooo:paragraph-rsid="0011570f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27b29" officeooo:paragraph-rsid="00127b29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45c39" officeooo:paragraph-rsid="00145c39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4c901" officeooo:paragraph-rsid="0014c901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53907" officeooo:paragraph-rsid="00153907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6821a" officeooo:paragraph-rsid="0016821a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7de88" officeooo:paragraph-rsid="0017de88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c5ced" officeooo:paragraph-rsid="001c5ced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cdb24" officeooo:paragraph-rsid="001cdb2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normal" officeooo:rsid="001cdb24" officeooo:paragraph-rsid="001cdb24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cdb24" officeooo:paragraph-rsid="001cdb24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e89d6" officeooo:paragraph-rsid="001e89d6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20ea37" officeooo:paragraph-rsid="0022db18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23e20e" officeooo:paragraph-rsid="0023e20e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254760" officeooo:paragraph-rsid="00254760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25bd54" officeooo:paragraph-rsid="0025bd54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2770d1" officeooo:paragraph-rsid="002770d1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282b91" officeooo:paragraph-rsid="00282b91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294da7" officeooo:paragraph-rsid="00294da7" style:font-weight-asian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2aefdd" officeooo:paragraph-rsid="002aefdd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2b5ca9" officeooo:paragraph-rsid="002b5ca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weight="normal" officeooo:rsid="002b5ca9" officeooo:paragraph-rsid="002b5ca9" style:font-weight-asian="normal" style:font-weight-complex="normal"/>
    </style:style>
    <style:style style:name="T1" style:family="text">
      <style:text-properties officeooo:rsid="000f2481"/>
    </style:style>
    <style:style style:name="T2" style:family="text">
      <style:text-properties officeooo:rsid="00139d4a"/>
    </style:style>
    <style:style style:name="T3" style:family="text">
      <style:text-properties officeooo:rsid="0014c901"/>
    </style:style>
    <style:style style:name="T4" style:family="text">
      <style:text-properties officeooo:rsid="0018a813"/>
    </style:style>
    <style:style style:name="T5" style:family="text">
      <style:text-properties officeooo:rsid="001aa1be"/>
    </style:style>
    <style:style style:name="T6" style:family="text">
      <style:text-properties officeooo:rsid="001e89d6"/>
    </style:style>
    <style:style style:name="T7" style:family="text">
      <style:text-properties officeooo:rsid="0022db18"/>
    </style:style>
    <style:style style:name="T8" style:family="text">
      <style:text-properties officeooo:rsid="002770d1"/>
    </style:style>
    <style:style style:name="T9" style:family="text">
      <style:text-properties officeooo:rsid="00282b91"/>
    </style:style>
    <style:style style:name="T10" style:family="text">
      <style:text-properties officeooo:rsid="002aefdd"/>
    </style:style>
    <style:style style:name="T11" style:family="text">
      <style:text-properties officeooo:rsid="002da5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 – Lezione 08 – 10/04/15</text:p>
      <text:p text:style-name="P1"/>
      <text:list xml:id="list784271787077661344" text:style-name="L1">
        <text:list-item>
          <text:p text:style-name="P6">Bl. Sl.: <text:tab/>/<text:span text:style-name="T1">05 - Feature Selection Performance Evaluation/</text:span></text:p>
        </text:list-item>
      </text:list>
      <text:p text:style-name="P5"/>
      <text:list xml:id="list122707701488388" text:continue-numbering="true" text:style-name="L1">
        <text:list-item>
          <text:p text:style-name="P7">Sl. 1:</text:p>
          <text:list>
            <text:list-item>
              <text:p text:style-name="P8">Il problema è trovare delle tecniche per avere una valutaz. Delle prestaz. che sia Statisticamente robusta</text:p>
            </text:list-item>
            <text:list-item>
              <text:p text:style-name="P8">In linea di principio, più caratter. utilizzo, meglio è. Perchè potrei avere il campione n+1-esimo che riesce a discriminare meglio di tutti gli altri campioni una particolare classificaz., ad. es.</text:p>
            </text:list-item>
            <text:list-item>
              <text:p text:style-name="P8">Quest ultimo concetto non sempre è vero, come ad es. nelle SVM, la curse of dimensionality</text:p>
            </text:list-item>
            <text:list-item>
              <text:p text:style-name="P8">Il problema che deriva dal “No free lunch theorem” è che non posso andare a scegliere direttamente il singolo, miglior classificatore, ma devo andare a scegliere tra tutti i classificatori che ho quello che si comporta meglio e valutare quello</text:p>
            </text:list-item>
            <text:list-item>
              <text:p text:style-name="P9">L' apparent error rate si riferisce alla valutazione dell'intero dataset</text:p>
            </text:list-item>
            <text:list-item>
              <text:p text:style-name="P10">La stima dell'errore (error estimation) è la valutazione dell'errore CORRETTA da fare</text:p>
            </text:list-item>
            <text:list-item>
              <text:p text:style-name="P10">Il Validation Set può anche non servire, <text:span text:style-name="T2">poiché mi serve solo nei casi in cui devo evitare l'OVERTRAINING</text:span></text:p>
            </text:list-item>
          </text:list>
        </text:list-item>
        <text:list-item>
          <text:p text:style-name="P11">Sl. 2:</text:p>
          <text:list>
            <text:list-item>
              <text:p text:style-name="P11">Qua andiamo a vedere le varie tipologie di valutazioni per il training e il test set</text:p>
            </text:list-item>
            <text:list-item>
              <text:p text:style-name="P11">La tecnica dell'HOLD-OUT è buona, però può capitare che una parte dei campioni del training set <text:span text:style-name="T3">non sono ben corrisposti nel test set (???)</text:span></text:p>
            </text:list-item>
            <text:list-item>
              <text:p text:style-name="P12">Al fine di evitare questo problema, faccio PIÙ ESTRAZIONI CASUALI</text:p>
            </text:list-item>
            <text:list-item>
              <text:p text:style-name="P12">L'hold-out non funziona bene per training set con POCHI ELEMENTI</text:p>
            </text:list-item>
            <text:list-item>
              <text:p text:style-name="P13">Se il numero dei campioni è piccolo, posso usare la K-fold cross validation, che è quella che abbiamo visto nelle SVM; NOTA, la LEAVE-ONE-OUT è un particolare tipo di K-fold cross valid.</text:p>
            </text:list-item>
            <text:list-item>
              <text:p text:style-name="P14">Nella tecnica del boot-strap estraggo, ad es. su 100 campioni, un sottoins. di 10 campioni da testare di volta in volta, L estrazioni, in maniera casuale. Da ciò si capisce che questo processo mi da la possibilità sia di avere campioni ripetuti sia di avere campioni che non vengono mai considerati</text:p>
            </text:list-item>
          </text:list>
        </text:list-item>
        <text:list-item>
          <text:p text:style-name="P14">Sl. 3:</text:p>
          <text:list>
            <text:list-item>
              <text:p text:style-name="P14">Una differenza di percentuale minima (ad es., dell'1%) non si ripercuote sulla performance statistica effettiva che ho tra due classificatori, nel senso che due classificatori con uno il 94% di successo e un altro il 95%, non hanno differenze sostanziali, dal punto di vista dell'efficienza </text:p>
            </text:list-item>
            <text:list-item>
              <text:p text:style-name="P14">Un altro aspetto da considerare è quello del fatto che un classificatore potrebbe dare o non dare un giudizio rispetto a un campione (classificatore “abstained” o che rigettano un ca), nel senso che se non sono certi riguardo la classificaz. di un particolare campione, non danno un responso, si astengono</text:p>
            </text:list-item>
            <text:list-item>
              <text:p text:style-name="P14">Per risolvere casi del genere, o faccio riferimento ad un operatore umano capace di risolvere una questione o faccio riferimento ad un classificatore più “esperto”</text:p>
            </text:list-item>
            <text:list-item>
              <text:p text:style-name="P15"><text:span text:style-name="T5">Anche qui, come n</text:span>elle SVM, <text:span text:style-name="T5">do</text:span>bbiamo <text:span text:style-name="T5">considerare, nella valutazione dell'errore,</text:span> la differenza concettuale tra rischio ed <text:span text:style-name="T4">errore</text:span></text:p>
            </text:list-item>
          </text:list>
        </text:list-item>
        <text:list-item>
          <text:p text:style-name="P14">Sl. 4:</text:p>
          <text:list>
            <text:list-item>
              <text:p text:style-name="P16">Un'altra delle caratt. con cui valutare un classificatore è la sua COMPLESSITÀ</text:p>
            </text:list-item>
            <text:list-item>
              <text:p text:style-name="P17">Se le feature che devo prendere in considerazione AUMENTANO, aumentano di conseguenza</text:p>
              <text:list>
                <text:list-item>
                  <text:p text:style-name="P17">La complessità computazionale del classificatore</text:p>
                </text:list-item>
                <text:list-item>
                  <text:p text:style-name="P17"><text:soft-page-break/>Lo Hughes phenomenon</text:p>
                </text:list-item>
              </text:list>
            </text:list-item>
          </text:list>
        </text:list-item>
        <text:list-item>
          <text:p text:style-name="P17">Sl. 5/6:</text:p>
          <text:list>
            <text:list-item>
              <text:p text:style-name="P17">Teoricamente, all'aumentare delle feature, dovrei avere un migliore classificatore</text:p>
            </text:list-item>
            <text:list-item>
              <text:p text:style-name="P17">Ma quello che accade nella pratica è che dopo una fase iniziale, dove le prestazioni del classific. AUMENTANO, ma andando avanti nel tempo questa decresce</text:p>
            </text:list-item>
            <text:list-item>
              <text:p text:style-name="P17">Questo fenomeno accade perché quando comincia a crescere il training set, A MENO CHE NON ABBIA INFINITI CAMPIONI, quello che succede è che il classificatore non riesce a fare una STIMA corretta della valutazione, perché è come se avessi troppi pochi training pattern su cui basarmi</text:p>
            </text:list-item>
            <text:list-item>
              <text:p text:style-name="P17">A causa del fenomeno di Hughes, devo trovare il modo per ridurre le features (features reduction)</text:p>
            </text:list-item>
            <text:list-item>
              <text:p text:style-name="P17">NOTA: non c'è un numero “margine” di campioni oltre il quale le prestaz. decrescono</text:p>
            </text:list-item>
            <text:list-item>
              <text:p text:style-name="P17">VEDI IL GRAFICO DELLA SLIDE 6</text:p>
            </text:list-item>
          </text:list>
        </text:list-item>
      </text:list>
      <text:p text:style-name="P18"/>
      <text:p text:style-name="P2">INTERVALLO</text:p>
      <text:p text:style-name="P2"/>
      <text:list xml:id="list8616614729250326189" text:style-name="L2">
        <text:list-item>
          <text:p text:style-name="P19">Sl. <text:span text:style-name="T6">7:</text:span></text:p>
          <text:list>
            <text:list-item>
              <text:p text:style-name="P20">Lo svantaggio della feature reduction è la perdita di informazione, questo se la riduzione è fatta in maniera casuale</text:p>
            </text:list-item>
            <text:list-item>
              <text:p text:style-name="P20">Quindi, bisogna trovare delle strategie per minimizzare il più possibile la perdita di informaz.</text:p>
            </text:list-item>
            <text:list-item>
              <text:p text:style-name="P21">Col termine feature extraction, si intende anche il processo di estrazione delle feature in base al quale classificare dal dato grezzo in ingresso</text:p>
            </text:list-item>
            <text:list-item>
              <text:p text:style-name="P21"><text:span text:style-name="T7">Il vantaggio dell'approcc. della feature selection è che le feature che scelgo MANTENGONO IL LORO SIGNIFICATO FISICO</text:span></text:p>
            </text:list-item>
            <text:list-item>
              <text:p text:style-name="P21"><text:span text:style-name="T7">Una caratterist. fondamentale di un classificat. è l'INTERPRETABILITÀ DEL RISULTATO DEL CLASSIFICAT. STESSO. Uno dei classificat. più “comprensibili” è il Decision Tree</text:span></text:p>
            </text:list-item>
          </text:list>
        </text:list-item>
        <text:list-item>
          <text:p text:style-name="P22">Sl. 8:</text:p>
          <text:list>
            <text:list-item>
              <text:p text:style-name="P23">L'algoritmo da un lato valuta il miglior sottoinsieme, dall'altro vede come scegliere i campioni, in particolare, nella scelta del sottins. dei campioni devo fare valutaz. corrette, non brute-force</text:p>
            </text:list-item>
            <text:list-item>
              <text:p text:style-name="P23">Per questo si usano strategie di sub-ottimo</text:p>
            </text:list-item>
          </text:list>
        </text:list-item>
        <text:list-item>
          <text:p text:style-name="P23">Sl. 9:</text:p>
          <text:list>
            <text:list-item>
              <text:p text:style-name="P24">mu e sigma sono la media e la relazione standard tra <text:span text:style-name="T8">classi, in questo caso 2</text:span></text:p>
            </text:list-item>
          </text:list>
        </text:list-item>
        <text:list-item>
          <text:p text:style-name="P25">Sl. 10/11:</text:p>
          <text:list>
            <text:list-item>
              <text:p text:style-name="P25">L'algoritmo che si usa di solito è questo, si basa sull'ipotesi che l'ottimo che ottengo in ogni passo contribuisce a farmi arrivare all'ottimo globale (NON È COSI NELLA PRATICA)</text:p>
            </text:list-item>
            <text:list-item>
              <text:p text:style-name="P25">Valuto con una sola feature il valore del funzionale J, di volta in volta, andando ad aggiungere all'insieme S* quella che si comporta meglio</text:p>
            </text:list-item>
            <text:list-item>
              <text:p text:style-name="P25">Il processo si ripete andando a confrontare le feature rimanenti con l'insieme S*U{x*}, con x* presa nel primo passaggio. Di nuovo, quella migliore si aggiunge ad S*</text:p>
            </text:list-item>
            <text:list-item>
              <text:p text:style-name="P25">Il problema è che non ho nessuna garanzia che una particolare coppia migliore in assoluto sia ANCHE una migliore terna in assoluto, <text:span text:style-name="T9">questo perché l'algoritmo non ha il backtracking</text:span></text:p>
            </text:list-item>
            <text:list-item>
              <text:p text:style-name="P25">Mi fermo o quando S* ha raggiunto il num. max di feature che posso utilizzare oppure quando il numero di feature raggiunge un valore stabile</text:p>
            </text:list-item>
          </text:list>
        </text:list-item>
        <text:list-item>
          <text:p text:style-name="P26">Sl. 12/<text:span text:style-name="T10">13</text:span>:</text:p>
          <text:list>
            <text:list-item>
              <text:p text:style-name="P27">Il vantaggio di questa tecnica è quello di avere un metodo quantitativo che mi permette <text:soft-page-break/>di stabilire la percentuale di information loss che voglio ottenere o meno (posso selezionare una vera e propria percentuale di informazione che voglio ottenere dalla trasformazione)</text:p>
            </text:list-item>
            <text:list-item>
              <text:p text:style-name="P28">Il whitening, di base, serve solo a normalizzare le features</text:p>
            </text:list-item>
          </text:list>
        </text:list-item>
        <text:list-item>
          <text:p text:style-name="P28">Sl. 14/15:</text:p>
          <text:list>
            <text:list-item>
              <text:p text:style-name="P28">Dal punto di vista algoritmico, applico la formula e il procedimento che c'è nella slide 14</text:p>
            </text:list-item>
            <text:list-item>
              <text:p text:style-name="P28">Se devo fissare il valore max che posso avere, ad es. m, invece, applico la formula e il procedimento nella slide 15</text:p>
            </text:list-item>
            <text:list-item>
              <text:p text:style-name="P29">Uno dei vantaggi del PCA, è che la rappresentazione grafica della performance del classificatore è in 2d, e quindi è più comodo studiarla</text:p>
            </text:list-item>
            <text:list-item>
              <text:p text:style-name="P29">Se una feature ha sempre lo stesso val., e quindi ha varianza pari a 0, non ha senso distinguere e valutare quella variabile, perché non mi da informaz. rilevanti</text:p>
            </text:list-item>
          </text:list>
        </text:list-item>
        <text:list-item>
          <text:p text:style-name="P29">Sl. 16 <text:span text:style-name="T11">OK</text:span></text:p>
        </text:list-item>
      </text:list>
      <text:p text:style-name="P30"/>
      <text:p text:style-name="P4">FINE LEZIONE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lo </meta:initial-creator>
    <meta:creation-date>2015-04-10T10:42:21.875529681</meta:creation-date>
    <dc:date>2015-04-10T12:27:06.261298433</dc:date>
    <dc:creator>Cralo </dc:creator>
    <meta:editing-duration>PT1H42M45S</meta:editing-duration>
    <meta:editing-cycles>29</meta:editing-cycles>
    <meta:generator>LibreOffice/4.2.7.2$Linux_x86 LibreOffice_project/420m0$Build-2</meta:generator>
    <meta:document-statistic meta:table-count="0" meta:image-count="0" meta:object-count="0" meta:page-count="3" meta:paragraph-count="62" meta:word-count="1090" meta:character-count="6430" meta:non-whitespace-character-count="5457"/>
  </office:meta>
</office:document-meta>
</file>